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1.0252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0.5484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4409in"/>
    </style:style>
    <style:style style:name="co10" style:family="table-column">
      <style:table-column-properties fo:break-before="auto" style:column-width="0.6236in"/>
    </style:style>
    <style:style style:name="co11" style:family="table-column">
      <style:table-column-properties fo:break-before="auto" style:column-width="1.1083in"/>
    </style:style>
    <style:style style:name="co12" style:family="table-column">
      <style:table-column-properties fo:break-before="auto" style:column-width="1.2161in"/>
    </style:style>
    <style:style style:name="co13" style:family="table-column">
      <style:table-column-properties fo:break-before="auto" style:column-width="2.152in"/>
    </style:style>
    <style:style style:name="co14" style:family="table-column">
      <style:table-column-properties fo:break-before="auto" style:column-width="0.8717in"/>
    </style:style>
    <style:style style:name="co1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4.0173in"/>
    </style:style>
    <style:style style:name="co16" style:family="table-column">
      <style:table-column-properties fo:break-before="auto" style:column-width="2.1134in"/>
    </style:style>
    <style:style style:name="co17" style:family="table-column">
      <style:table-column-properties fo:break-before="auto" style:column-width="1.2228in"/>
    </style:style>
    <style:style style:name="co18" style:family="table-column">
      <style:table-column-properties fo:break-before="auto" style:column-width="1.2945in"/>
    </style:style>
    <style:style style:name="co19" style:family="table-column">
      <style:table-column-properties fo:break-before="auto" style:column-width="1.6925in"/>
    </style:style>
    <style:style style:name="co21" style:family="table-column">
      <style:table-column-properties fo:break-before="auto" style:column-width="2.8335in"/>
    </style:style>
    <style:style style:name="co22" style:family="table-column">
      <style:table-column-properties fo:break-before="auto" style:column-width="0.9791in"/>
    </style:style>
    <style:style style:name="co23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0"/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CGI Calls" table:style-name="ta1" table:print="false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7" table:default-cell-style-name="Default"/>
        <table:table-column table:style-name="co23" table:default-cell-style-name="Default"/>
        <table:table-column table:style-name="co1" table:number-columns-repeated="30" table:default-cell-style-name="Default"/>
        <table:table-row table:style-name="ro1">
          <table:table-cell/>
          <table:table-cell office:value-type="string">
            <text:p>API Commands</text:p>
          </table:table-cell>
          <table:table-cell table:number-columns-repeated="42"/>
        </table:table-row>
        <table:table-row table:style-name="ro1">
          <table:table-cell table:number-columns-repeated="44"/>
        </table:table-row>
        <table:table-row table:style-name="ro1">
          <table:table-cell office:value-type="string">
            <text:p>Manufacturer</text:p>
          </table:table-cell>
          <table:table-cell office:value-type="string">
            <text:p>APIVersion</text:p>
          </table:table-cell>
          <table:table-cell office:value-type="string">
            <text:p>Admin URL</text:p>
          </table:table-cell>
          <table:table-cell office:value-type="string">
            <text:p>SnapShot Url</text:p>
          </table:table-cell>
          <table:table-cell office:value-type="string">
            <text:p>ProbeCommand</text:p>
          </table:table-cell>
          <table:table-cell office:value-type="string">
            <text:p>LiveView URL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Saturation</text:p>
          </table:table-cell>
          <table:table-cell office:value-type="string">
            <text:p>Hue</text:p>
          </table:table-cell>
          <table:table-cell office:value-type="string">
            <text:p>Resolution</text:p>
          </table:table-cell>
          <table:table-cell office:value-type="string">
            <text:p>Bitrate</text:p>
          </table:table-cell>
          <table:table-cell office:value-type="string">
            <text:p>FPS</text:p>
          </table:table-cell>
          <table:table-cell office:value-type="string">
            <text:p>VideoCodeC</text:p>
          </table:table-cell>
          <table:table-cell office:value-type="string">
            <text:p>DayNightMode</text:p>
          </table:table-cell>
          <table:table-cell office:value-type="string">
            <text:p>CameraName</text:p>
          </table:table-cell>
          <table:table-cell office:value-type="string">
            <text:p>Reboot</text:p>
          </table:table-cell>
          <table:table-cell office:value-type="string">
            <text:p>EnableAudioIn</text:p>
          </table:table-cell>
          <table:table-cell office:value-type="string">
            <text:p>AudioInVolume</text:p>
          </table:table-cell>
          <table:table-cell office:value-type="string">
            <text:p>MicLineSelect</text:p>
          </table:table-cell>
          <table:table-cell office:value-type="string">
            <text:p>EnableAudioOut</text:p>
          </table:table-cell>
          <table:table-cell office:value-type="string">
            <text:p>AudioOutVolume</text:p>
          </table:table-cell>
          <table:table-cell office:value-type="string">
            <text:p>MotionEnabled</text:p>
          </table:table-cell>
          <table:table-cell office:value-type="string">
            <text:p>MotionSetting</text:p>
          </table:table-cell>
          <table:table-cell office:value-type="string">
            <text:p>MotionSensitive</text:p>
          </table:table-cell>
          <table:table-cell office:value-type="string">
            <text:p>FocusIn</text:p>
          </table:table-cell>
          <table:table-cell office:value-type="string">
            <text:p>FocusOut</text:p>
          </table:table-cell>
          <table:table-cell office:value-type="string">
            <text:p>ZoomIn</text:p>
          </table:table-cell>
          <table:table-cell office:value-type="string">
            <text:p>ZoomOut</text:p>
          </table:table-cell>
          <table:table-cell office:value-type="string">
            <text:p>Left</text:p>
          </table:table-cell>
          <table:table-cell office:value-type="string">
            <text:p>Right</text:p>
          </table:table-cell>
          <table:table-cell office:value-type="string">
            <text:p>Up</text:p>
          </table:table-cell>
          <table:table-cell office:value-type="string">
            <text:p>Down</text:p>
          </table:table-cell>
          <table:table-cell office:value-type="string">
            <text:p>Up-left</text:p>
          </table:table-cell>
          <table:table-cell office:value-type="string">
            <text:p>Up-Right</text:p>
          </table:table-cell>
          <table:table-cell office:value-type="string">
            <text:p>Down-left</text:p>
          </table:table-cell>
          <table:table-cell office:value-type="string">
            <text:p>Down-Right</text:p>
          </table:table-cell>
          <table:table-cell office:value-type="string">
            <text:p>PanSpeed</text:p>
          </table:table-cell>
          <table:table-cell office:value-type="string">
            <text:p>PresetSave</text:p>
          </table:table-cell>
          <table:table-cell office:value-type="string">
            <text:p>PresetCall</text:p>
          </table:table-cell>
          <table:table-cell office:value-type="string">
            <text:p>PresetClear</text:p>
          </table:table-cell>
          <table:table-cell office:value-type="string">
            <text:p>TourAdd</text:p>
          </table:table-cell>
          <table:table-cell office:value-type="string">
            <text:p>TourClea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/cgi-bin/system?INFO</text:p>
          </table:table-cell>
          <table:table-cell/>
          <table:table-cell office:value-type="string">
            <text:p>/cgi-bin/mpeg4?USER=$user&amp;PWD=$password&amp;VIDEO_BRIGHTNESS=</text:p>
          </table:table-cell>
          <table:table-cell office:value-type="string">
            <text:p>/cgi-bin/mpeg4?USER=$user&amp;PWD=$password&amp;VIDEO_CONTRAST=</text:p>
          </table:table-cell>
          <table:table-cell office:value-type="string">
            <text:p>/cgi-bin/mpeg4?USER=$user&amp;PWD=$password&amp;VIDEO_SATURATION=</text:p>
          </table:table-cell>
          <table:table-cell office:value-type="string">
            <text:p>/cgi-bin/mpeg4?USER=$user&amp;PWD=$password&amp;VIDEO_HUE=</text:p>
          </table:table-cell>
          <table:table-cell office:value-type="string">
            <text:p>/cgi-bin/mpeg4?USER=$user&amp;PWD=$password&amp;VIDEO_RESOLUTION=</text:p>
          </table:table-cell>
          <table:table-cell office:value-type="string">
            <text:p>/cgi-bin/mpeg4?USER=$user&amp;PWD=$password&amp;VIDEO_BITRATE=</text:p>
          </table:table-cell>
          <table:table-cell office:value-type="string">
            <text:p>/cgi-bin/mpeg4?USER=$user&amp;PWD=$password&amp;VIDEO_FPS_NUM=</text:p>
          </table:table-cell>
          <table:table-cell table:number-columns-repeated="2"/>
          <table:table-cell office:value-type="string">
            <text:p>/cgi-bin/mpeg4?USER=$user&amp;PWD=$password&amp;VIDEO_CAMERA_NAME=</text:p>
          </table:table-cell>
          <table:table-cell office:value-type="string">
            <text:p>/cgi-bin/system?USER=$user&amp;PWD=password&amp;SAVE_REBOOT</text:p>
          </table:table-cell>
          <table:table-cell table:number-columns-repeated="5"/>
          <table:table-cell office:value-type="string">
            <text:p>/cgi-bin/mpeg4?USER=$user&amp;PWD=$password&amp;MOTION_ENABLED=0x01</text:p>
          </table:table-cell>
          <table:table-cell table:number-columns-repeated="6"/>
          <table:table-cell office:value-type="string">
            <text:p>/cgi-bin/encoder?USER=$user&amp;PWD=$password&amp;MOVE=LEFT</text:p>
          </table:table-cell>
          <table:table-cell table:style-name="ce1" office:value-type="string">
            <text:p>/cgi-bin/encoder?USER=$user&amp;PWD=$password&amp;MOVE=RIGHT</text:p>
          </table:table-cell>
          <table:table-cell office:value-type="string">
            <text:p>/cgi-bin/encoder?USER=$user&amp;PWD=$password&amp;MOVE=UP</text:p>
          </table:table-cell>
          <table:table-cell office:value-type="string">
            <text:p>/cgi-bin/encoder?USER=$user&amp;PWD=$password&amp;MOVE=DOWN</text:p>
          </table:table-cell>
          <table:table-cell office:value-type="string">
            <text:p>/cgi-bin/encoder?USER=$user&amp;PWD=$password&amp;MOVE=UPLEFT</text:p>
          </table:table-cell>
          <table:table-cell office:value-type="string">
            <text:p>/cgi-bin/encoder?USER=$user&amp;PWD=$password&amp;MOVE=UPRIGHT</text:p>
          </table:table-cell>
          <table:table-cell office:value-type="string">
            <text:p>/cgi-bin/encoder?USER=$user&amp;PWD=$password&amp;MOVE=DOWNLEFT</text:p>
          </table:table-cell>
          <table:table-cell office:value-type="string">
            <text:p>/cgi-bin/encoder?USER=$user&amp;PWD=$password&amp;MOVE=DOWNRIGHT</text:p>
          </table:table-cell>
          <table:table-cell/>
          <table:table-cell office:value-type="string">
            <text:p>/cgi-bin/cmd/encoder?USER=Admin&amp;PWD=123456&amp;PTZ_PRESET_SET=1,0</text:p>
          </table:table-cell>
          <table:table-cell office:value-type="string">
            <text:p>/cgi-bin/encoder?USER=Admin&amp;PWD=123456&amp;PTZ_PRESET_GO=1</text:p>
          </table:table-cell>
          <table:table-cell/>
          <table:table-cell office:value-type="string">
            <text:p>/cgi-bin/encoder?USER=Admin&amp;PWD=123456&amp;PTZ_TOUR_SET=$tourgroup,$tourentry,$preset</text:p>
          </table:table-cell>
          <table:table-cell table:number-columns-repeated="2"/>
        </table:table-row>
        <table:table-row table:style-name="ro1">
          <table:table-cell office:value-type="string">
            <text:p>Ax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axis-cgi/jpg/image.cgi</text:p>
          </table:table-cell>
          <table:table-cell/>
          <table:table-cell office:value-type="string">
            <text:p>/axis-cgi/mjpg/video.cgi</text:p>
          </table:table-cell>
          <table:table-cell office:value-type="string">
            <text:p>/axis-cgi/com/ptz.cgi?brightness=</text:p>
          </table:table-cell>
          <table:table-cell table:number-columns-repeated="3"/>
          <table:table-cell office:value-type="string">
            <text:p>/param.cgi?action=update&amp;Image.I0.Resolution=</text:p>
          </table:table-cell>
          <table:table-cell table:number-columns-repeated="5"/>
          <table:table-cell office:value-type="string">
            <text:p>/axis-cgi/restart.cgi</text:p>
          </table:table-cell>
          <table:table-cell table:number-columns-repeated="8"/>
          <table:table-cell office:value-type="string">
            <text:p>/axis-cgi/com/ptz.cgi?focus=</text:p>
          </table:table-cell>
          <table:table-cell office:value-type="string">
            <text:p>/axis-cgi/com/ptz.cgi?focus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zoom=</text:p>
          </table:table-cell>
          <table:table-cell office:value-type="string">
            <text:p>/axis-cgi/com/ptz.cgi?move=left</text:p>
          </table:table-cell>
          <table:table-cell office:value-type="string">
            <text:p>/axis-cgi/com/ptz.cgi?move=right</text:p>
          </table:table-cell>
          <table:table-cell office:value-type="string">
            <text:p>/axis-cgi/com/ptz.cgi?move=up</text:p>
          </table:table-cell>
          <table:table-cell office:value-type="string">
            <text:p>/axis-cgi/com/ptz.cgi?move=down</text:p>
          </table:table-cell>
          <table:table-cell office:value-type="string">
            <text:p>/axis-cgi/com/ptz.cgi?move=upleft</text:p>
          </table:table-cell>
          <table:table-cell office:value-type="string">
            <text:p>/axis-cgi/com/ptz.cgi?move=upright</text:p>
          </table:table-cell>
          <table:table-cell office:value-type="string">
            <text:p>/axis-cgi/com/ptz.cgi?move=downleft</text:p>
          </table:table-cell>
          <table:table-cell office:value-type="string">
            <text:p>/axis-cgi/com/ptz.cgi?move=downright</text:p>
          </table:table-cell>
          <table:table-cell/>
          <table:table-cell table:style-name="ce5"/>
          <table:table-cell office:value-type="string">
            <text:p>/axis-cgi/com/ptz.cgi?gotoserverpresetno=</text:p>
          </table:table-cell>
          <table:table-cell/>
          <table:table-cell table:style-name="ce5"/>
          <table:table-cell/>
          <table:table-cell office:value-type="string">
            <text:p>Zoom / Focus are integers (1 – 9999)</text:p>
          </table:table-cell>
        </table:table-row>
        <table:table-row table:style-name="ro1">
          <table:table-cell office:value-type="string">
            <text:p>Vivotek</text:p>
          </table:table-cell>
          <table:table-cell office:value-type="float" office:value="2">
            <text:p>2</text:p>
          </table:table-cell>
          <table:table-cell table:number-columns-repeated="4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office:value-type="string">
            <text:p>TRENDnet</text:p>
          </table:table-cell>
          <table:table-cell table:number-columns-repeated="43"/>
        </table:table-row>
        <table:table-row table:style-name="ro1">
          <table:table-cell office:value-type="string">
            <text:p>Arecont Vision</text:p>
          </table:table-cell>
          <table:table-cell table:number-columns-repeated="43"/>
        </table:table-row>
        <table:table-row table:style-name="ro1">
          <table:table-cell office:value-type="string">
            <text:p>Pixo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GetImage.cgi</text:p>
          </table:table-cell>
          <table:table-cell table:number-columns-repeated="2"/>
          <table:table-cell office:value-type="string">
            <text:p>/SetImageValue.cgi?Brightness=</text:p>
          </table:table-cell>
          <table:table-cell office:value-type="string">
            <text:p>/SetImageValue.cgi?Contrast=</text:p>
          </table:table-cell>
          <table:table-cell office:value-type="string">
            <text:p>/SetImageValue.cgi?Saturation=</text:p>
          </table:table-cell>
          <table:table-cell office:value-type="string">
            <text:p>/SetImageValue.cgi?Hue=</text:p>
          </table:table-cell>
          <table:table-cell office:value-type="string">
            <text:p>/SetMultimedia.cgi?&amp;Resolution=</text:p>
          </table:table-cell>
          <table:table-cell/>
          <table:table-cell office:value-type="string">
            <text:p>/SetMultimedia.cgi?&amp;Fps=</text:p>
          </table:table-cell>
          <table:table-cell office:value-type="string">
            <text:p>/SetMultimedia.cgi?&amp;CodecType=</text:p>
          </table:table-cell>
          <table:table-cell/>
          <table:table-cell office:value-type="string">
            <text:p>/SetName.cgi?name=</text:p>
          </table:table-cell>
          <table:table-cell office:value-type="string">
            <text:p>/Reboot.cgi</text:p>
          </table:table-cell>
          <table:table-cell office:value-type="string">
            <text:p>/SetMultimedia.cgi?Audio=1</text:p>
          </table:table-cell>
          <table:table-cell table:number-columns-repeated="4"/>
          <table:table-cell office:value-type="string">
            <text:p>/SetMotionDetect.cgi?md_enable=1</text:p>
          </table:table-cell>
          <table:table-cell table:number-columns-repeated="2"/>
          <table:table-cell office:value-type="string">
            <text:p>/SetPTZ.cgi?Dir=FocusNear</text:p>
          </table:table-cell>
          <table:table-cell office:value-type="string">
            <text:p>/SetPTZ.cgi?Dir=FocusNear</text:p>
          </table:table-cell>
          <table:table-cell office:value-type="string">
            <text:p>/SetPTZ.cgi?Dir=ZoomIn</text:p>
          </table:table-cell>
          <table:table-cell office:value-type="string">
            <text:p>/SetPTZ.cgi?Dir=ZoomIn</text:p>
          </table:table-cell>
          <table:table-cell office:value-type="string">
            <text:p>/SetPTZ.cgi?Dir=Left</text:p>
          </table:table-cell>
          <table:table-cell office:value-type="string">
            <text:p>/SetPTZ.cgi?Dir=Right</text:p>
          </table:table-cell>
          <table:table-cell office:value-type="string">
            <text:p>/SetPTZ.cgi?Dir=up</text:p>
          </table:table-cell>
          <table:table-cell office:value-type="string">
            <text:p>/SetPTZ.cgi?Dir=Down</text:p>
          </table:table-cell>
          <table:table-cell office:value-type="string">
            <text:p>/SetPTZ.cgi?Dir=Down</text:p>
          </table:table-cell>
          <table:table-cell table:number-columns-repeated="10"/>
        </table:table-row>
        <table:table-row table:style-name="ro1">
          <table:table-cell office:value-type="string">
            <text:p>Pixor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/cgi-bin/admin/snapshot.cgi</text:p>
          </table:table-cell>
          <table:table-cell table:number-columns-repeated="2"/>
          <table:table-cell office:value-type="string">
            <text:p>/cgi-bin/param.cgi?Brightness=</text:p>
          </table:table-cell>
          <table:table-cell table:number-columns-repeated="3"/>
          <table:table-cell office:value-type="string">
            <text:p>/cgi-bin/param.cgi?Appearance.Resolution=</text:p>
          </table:table-cell>
          <table:table-cell office:value-type="string">
            <text:p>/cgi-bin/param.cgi&amp;RateControl.TargetBitrate=</text:p>
          </table:table-cell>
          <table:table-cell office:value-type="string">
            <text:p>/cgi-bin/param.cgi&amp;Stream.FPS=</text:p>
          </table:table-cell>
          <table:table-cell office:value-type="string">
            <text:p>/cgi-bin/param.cgi&amp;VideoFormat=</text:p>
          </table:table-cell>
          <table:table-cell/>
          <table:table-cell office:value-type="string">
            <text:p>/cgi-bin/param.cgi&amp;Layout.Title=</text:p>
          </table:table-cell>
          <table:table-cell/>
          <table:table-cell office:value-type="string">
            <text:p>/cgi-bin/param.cgi&amp;AudioEnabled=</text:p>
          </table:table-cell>
          <table:table-cell table:number-columns-repeated="5"/>
          <table:table-cell office:value-type="string">
            <text:p>/SetMotionDetect.cgi</text:p>
          </table:table-cell>
          <table:table-cell/>
          <table:table-cell office:value-type="string">
            <text:p>/cgi-bin/ptz.cgi?action=focus</text:p>
          </table:table-cell>
          <table:table-cell/>
          <table:table-cell office:value-type="string">
            <text:p>/cgi-bin/ptz.cgi?action=zoom</text:p>
          </table:table-cell>
          <table:table-cell/>
          <table:table-cell office:value-type="string">
            <text:p>/cgi-bin/ptz.cgi?action=direction.move=left</text:p>
          </table:table-cell>
          <table:table-cell office:value-type="string">
            <text:p>/cgi-bin/ptz.cgi?action=direction.move=left</text:p>
          </table:table-cell>
          <table:table-cell office:value-type="string">
            <text:p>/cgi-bin/ptz.cgi?action=direction&amp;move=up</text:p>
          </table:table-cell>
          <table:table-cell office:value-type="string">
            <text:p>/cgi-bin/ptz.cgi?action=direction&amp;move=down</text:p>
          </table:table-cell>
          <table:table-cell office:value-type="string">
            <text:p>/cgi-bin/ptz.cgi?action=direction&amp;move=upleft</text:p>
          </table:table-cell>
          <table:table-cell office:value-type="string">
            <text:p>/cgi-bin/ptz.cgi?action=direction&amp;move=upright</text:p>
          </table:table-cell>
          <table:table-cell office:value-type="string">
            <text:p>/cgi-bin/ptz.cgi?action=direction&amp;move=downright</text:p>
          </table:table-cell>
          <table:table-cell table:number-columns-repeated="8"/>
        </table:table-row>
        <table:table-row table:style-name="ro1">
          <table:table-cell office:value-type="string">
            <text:p>Brick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cgi-bin/media.cgi?action=getSnapshot</text:p>
          </table:table-cell>
          <table:table-cell table:number-columns-repeated="2"/>
          <table:table-cell office:value-type="string">
            <text:p>/cgi-bin/camera.cgi?action=setBrightness.level=</text:p>
          </table:table-cell>
          <table:table-cell office:value-type="string">
            <text:p>/cgi-bin/camera.cgi?action=setContrast.level=</text:p>
          </table:table-cell>
          <table:table-cell office:value-type="string">
            <text:p>/cgi-bin/camera.cgi?action=setSaturation.level=</text:p>
          </table:table-cell>
          <table:table-cell table:number-columns-repeated="35"/>
        </table:table-row>
        <table:table-row table:style-name="ro1">
          <table:table-cell office:value-type="string">
            <text:p>Sony</text:p>
          </table:table-cell>
          <table:table-cell office:value-type="float" office:value="3">
            <text:p>3</text:p>
          </table:table-cell>
          <table:table-cell table:number-columns-repeated="42"/>
        </table:table-row>
        <table:table-row table:style-name="ro1">
          <table:table-cell office:value-type="string">
            <text:p>Sony</text:p>
          </table:table-cell>
          <table:table-cell office:value-type="float" office:value="4">
            <text:p>4</text:p>
          </table:table-cell>
          <table:table-cell table:number-columns-repeated="42"/>
        </table:table-row>
        <table:table-row table:style-name="ro1">
          <table:table-cell office:value-type="string">
            <text:p>Sony</text:p>
          </table:table-cell>
          <table:table-cell office:value-type="float" office:value="5">
            <text:p>5</text:p>
          </table:table-cell>
          <table:table-cell/>
          <table:table-cell office:value-type="string">
            <text:p>/oneshotimage.jpg</text:p>
          </table:table-cell>
          <table:table-cell/>
          <table:table-cell office:value-type="string">
            <text:p>/mjpeg?speed=30</text:p>
          </table:table-cell>
          <table:table-cell office:value-type="string">
            <text:p>/command/camera.cgi?Brightness=</text:p>
          </table:table-cell>
          <table:table-cell office:value-type="string">
            <text:p>/command/camera.cgi?Contrast=</text:p>
          </table:table-cell>
          <table:table-cell office:value-type="string">
            <text:p>/command/camera.cgi?Saturation=</text:p>
          </table:table-cell>
          <table:table-cell/>
          <table:table-cell office:value-type="string">
            <text:p>/command/camera.cgi?ImageSize=</text:p>
          </table:table-cell>
          <table:table-cell office:value-type="string">
            <text:p>/command/camera.cgi?BitRate=</text:p>
          </table:table-cell>
          <table:table-cell office:value-type="string">
            <text:p>/command/camera.cgi?FrameRate=</text:p>
          </table:table-cell>
          <table:table-cell office:value-type="string">
            <text:p>/command/camera.cgi?ImageCodec=</text:p>
          </table:table-cell>
          <table:table-cell office:value-type="string">
            <text:p>/command/camera.cgi?DayNightMode=</text:p>
          </table:table-cell>
          <table:table-cell office:value-type="string">
            <text:p>/command/system.cgi?TitleBar=</text:p>
          </table:table-cell>
          <table:table-cell office:value-type="string">
            <text:p>/command/main.cgi?system=reboot</text:p>
          </table:table-cell>
          <table:table-cell office:value-type="string">
            <text:p>/command/camera.cgi?AudioIn=</text:p>
          </table:table-cell>
          <table:table-cell office:value-type="string">
            <text:p>/command/camera.cgi?AudioInVolume=</text:p>
          </table:table-cell>
          <table:table-cell office:value-type="string">
            <text:p>/command/camera.cgi?MicLineSelect=</text:p>
          </table:table-cell>
          <table:table-cell office:value-type="string">
            <text:p>/command/camera.cgi?AudioOut=</text:p>
          </table:table-cell>
          <table:table-cell office:value-type="string">
            <text:p>/command/camera.cgi?AudioOutnVolume=</text:p>
          </table:table-cell>
          <table:table-cell table:number-columns-repeated="3"/>
          <table:table-cell office:value-type="string">
            <text:p>/command/ptzf.cgi?move=near,speed=$speed</text:p>
          </table:table-cell>
          <table:table-cell office:value-type="string">
            <text:p>/command/ptzf.cgi?move=far,speed=$speed</text:p>
          </table:table-cell>
          <table:table-cell office:value-type="string">
            <text:p>/command/ptzf.cgi?move=tele,speed=$speed</text:p>
          </table:table-cell>
          <table:table-cell office:value-type="string">
            <text:p>/command/ptzf.cgi?move=wide,speed=$speed</text:p>
          </table:table-cell>
          <table:table-cell office:value-type="string">
            <text:p>/command/ptzf.cgi?move=left,speed=$speed</text:p>
          </table:table-cell>
          <table:table-cell office:value-type="string">
            <text:p>/command/ptzf.cgi?move=right,speed=$speed</text:p>
          </table:table-cell>
          <table:table-cell office:value-type="string">
            <text:p>/command/ptzf.cgi?move=up,speed=$speed</text:p>
          </table:table-cell>
          <table:table-cell office:value-type="string">
            <text:p>/command/ptzf.cgi?move=down,speed=$speed</text:p>
          </table:table-cell>
          <table:table-cell office:value-type="string">
            <text:p>/command/ptzf.cgi?move=up-left,speed=$speed</text:p>
          </table:table-cell>
          <table:table-cell office:value-type="string">
            <text:p>/command/ptzf.cgi?move=up-right,speed=$speed</text:p>
          </table:table-cell>
          <table:table-cell office:value-type="string">
            <text:p>/command/ptzf.cgi?move=down-left,speed=$speed</text:p>
          </table:table-cell>
          <table:table-cell office:value-type="string">
            <text:p>/command/ptzf.cgi?move=down-right,speed=$speed</text:p>
          </table:table-cell>
          <table:table-cell/>
          <table:table-cell office:value-type="string">
            <text:p>/command/presetposition.cgi?PresetSet=$presetnumber,$name</text:p>
          </table:table-cell>
          <table:table-cell office:value-type="string">
            <text:p>/command/presetposition.cgi?PresetCall=$presetnumber,$speed</text:p>
          </table:table-cell>
          <table:table-cell office:value-type="string">
            <text:p>/command/presetposition.cgi?PresetClear=$presetnumber</text:p>
          </table:table-cell>
          <table:table-cell office:value-type="string">
            <text:p>/command/presetposition.cgi?GroupAdd=$group,$groupname</text:p>
          </table:table-cell>
          <table:table-cell office:value-type="string">
            <text:p>/command/presetposition.cgi?GroupClear=$group</text:p>
          </table:table-cell>
          <table:table-cell/>
        </table:table-row>
        <table:table-row table:style-name="ro1">
          <table:table-cell office:value-type="string">
            <text:p>Topic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/image.jpg</text:p>
          </table:table-cell>
          <table:table-cell/>
          <table:table-cell office:value-type="string">
            <text:p>/video.mjpg</text:p>
          </table:table-cell>
          <table:table-cell table:number-columns-repeated="17"/>
          <table:table-cell office:value-type="string">
            <text:p>/config.cgi?action=add&amp;group=Motion&amp;template=motion&amp;Motion.M.Name=$Zone&amp;Motion.M.Top=$MotionTop&amp;Motion.M.Bottom=$MotionBottom&amp;Motion.M.Left=$MotionBottom,&amp;Motion.M.Right=$MotionRight</text:p>
          </table:table-cell>
          <table:table-cell table:number-columns-repeated="20"/>
        </table:table-row>
        <table:table-row table:style-name="ro1">
          <table:table-cell office:value-type="string">
            <text:p>MeritLilin</text:p>
          </table:table-cell>
          <table:table-cell table:number-columns-repeated="43"/>
        </table:table-row>
        <table:table-row table:style-name="ro1">
          <table:table-cell office:value-type="string">
            <text:p>Toshiba</text:p>
          </table:table-cell>
          <table:table-cell table:number-columns-repeated="43"/>
        </table:table-row>
      </table:table>
      <table:table table:name="IP Camera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9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 office:value-type="string">
            <text:p>Manufacturer</text:p>
          </table:table-cell>
          <table:table-cell office:value-type="string">
            <text:p>Model Number</text:p>
          </table:table-cell>
          <table:table-cell office:value-type="string">
            <text:p>Type</text:p>
          </table:table-cell>
          <table:table-cell office:value-type="string">
            <text:p>Channels</text:p>
          </table:table-cell>
          <table:table-cell office:value-type="string">
            <text:p>BitRate</text:p>
          </table:table-cell>
          <table:table-cell office:value-type="string">
            <text:p>SDKVersion</text:p>
          </table:table-cell>
          <table:table-cell office:value-type="string">
            <text:p>APISetMotionDetection</text:p>
          </table:table-cell>
          <table:table-cell office:value-type="string">
            <text:p>Compression</text:p>
          </table:table-cell>
          <table:table-cell office:value-type="string">
            <text:p>VideoModes</text:p>
          </table:table-cell>
          <table:table-cell office:value-type="string">
            <text:p>SupportedResolutions</text:p>
          </table:table-cell>
          <table:table-cell office:value-type="string">
            <text:p>TitleCharcters</text:p>
          </table:table-cell>
          <table:table-cell office:value-type="string">
            <text:p>AudioIn</text:p>
          </table:table-cell>
          <table:table-cell office:value-type="string">
            <text:p>AudioOut</text:p>
          </table:table-cell>
          <table:table-cell office:value-type="string">
            <text:p>AlarmIn</text:p>
          </table:table-cell>
          <table:table-cell office:value-type="string">
            <text:p>AlarmOut</text:p>
          </table:table-cell>
          <table:table-cell office:value-type="string">
            <text:p>Triggering</text:p>
          </table:table-cell>
          <table:table-cell office:value-type="string">
            <text:p>PT</text:p>
          </table:table-cell>
          <table:table-cell office:value-type="string">
            <text:p>PTZ</text:p>
          </table:table-cell>
          <table:table-cell office:value-type="string">
            <text:p>PT-Full360</text:p>
          </table:table-cell>
          <table:table-cell office:value-type="string">
            <text:p>PTZ-Presets</text:p>
          </table:table-cell>
          <table:table-cell office:value-type="string">
            <text:p>GroupPresets</text:p>
          </table:table-cell>
          <table:table-cell office:value-type="string">
            <text:p>MoveSpeed</text:p>
          </table:table-cell>
          <table:table-cell office:value-type="string">
            <text:p>ZoomSpeed</text:p>
          </table:table-cell>
          <table:table-cell office:value-type="string">
            <text:p>FocusSpeed</text:p>
          </table:table-cell>
          <table:table-cell office:value-type="string">
            <text:p>PTZTemplate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5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732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5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CAM-663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4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6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370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7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0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4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0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64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57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1280x1024-8FPS,1280x720-1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M-8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3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23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1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35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74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4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312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960-15FPS,1280x720-30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M-56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office:value-type="string">
            <text:p>28kbit-6m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PEG4,H.264</text:p>
          </table:table-cell>
          <table:table-cell/>
          <table:table-cell office:value-type="string">
            <text:p>1280x1024-18FPS,1280x720-26FPS,640x480-30FPS,320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TCD-25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2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140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SED-2610</text:p>
          </table:table-cell>
          <table:table-cell office:value-type="string">
            <text:p>Video Server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1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2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3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400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CTi</text:p>
          </table:table-cell>
          <table:table-cell office:value-type="string">
            <text:p>ACD-2000Q</text:p>
          </table:table-cell>
          <table:table-cell office:value-type="string">
            <text:p>Video Serv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string">
            <text:p>MPEG4</text:p>
          </table:table-cell>
          <table:table-cell/>
          <table:table-cell office:value-type="string">
            <text:p>720x480-30FPS,352x240-30FPS,160x112-30FPS</text:p>
          </table:table-cell>
          <table:table-cell table:number-columns-repeated="5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9MFD-R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301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01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6MFD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5F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3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3344-V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07M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1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M1031-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0">
            <text:p>2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0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11">
            <text:p>21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A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W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1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2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float" office:value="221">
            <text:p>221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45FPS,480x360-6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3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800x60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800-30FPS,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23M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9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P1346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,2048x1536-20FPS,1600x900-12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Q1755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080-30FPS,1600x1200-30FPS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2PTZ-V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3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4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15PTZ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,A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P553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280x72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2D+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233D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6032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1910-E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x128-8FPS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string">
            <text:p>M,A,T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M70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21FPS,720x288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S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7S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0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1QA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M,A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243Q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is</text:p>
          </table:table-cell>
          <table:table-cell office:value-type="string">
            <text:p>Q7406</text:p>
          </table:table-cell>
          <table:table-cell office:value-type="string">
            <text:p>Video Server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720x480-30FPS,640x480-30FPS,320x240-30F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M,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3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4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6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Z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2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5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0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IP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1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323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SD715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3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41V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816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2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FD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1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2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Z7131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PT7135</text:p>
          </table:table-cell>
          <table:table-cell office:value-type="string">
            <text:p>Camera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8102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Vivotek</text:p>
          </table:table-cell>
          <table:table-cell office:value-type="string">
            <text:p>VS7100</text:p>
          </table:table-cell>
          <table:table-cell office:value-type="string">
            <text:p>Video Serv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12WN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52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121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252P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31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10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TRENDnet</text:p>
          </table:table-cell>
          <table:table-cell office:value-type="string">
            <text:p>TV-IP422W</text:p>
          </table:table-cell>
          <table:table-cell office:value-type="string">
            <text:p>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0M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05-AI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1355DN</text:p>
          </table:table-cell>
          <table:table-cell office:value-type="string">
            <text:p>1.3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0M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-AI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0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2155DN</text:p>
          </table:table-cell>
          <table:table-cell office:value-type="string">
            <text:p>2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1280x1024-32FPS,1600x1200-30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-AI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0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55DN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0M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3135</text:p>
          </table:table-cell>
          <table:table-cell office:value-type="string">
            <text:p>3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60x1600-12FPS,2048x1536-15FPS,1920x1200-20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0M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5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-AI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Arecont Vision</text:p>
          </table:table-cell>
          <table:table-cell office:value-type="string">
            <text:p>AV5105DN</text:p>
          </table:table-cell>
          <table:table-cell office:value-type="string">
            <text:p>5.0 Megapixel Camera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string">
            <text:p>Auto,Day,Night</text:p>
          </table:table-cell>
          <table:table-cell office:value-type="string">
            <text:p>2592x1944-9FPS,2560x1600-12FPS,2048x1536-15FPS,1920x1080-22FPS,1600x1200-24FPS,1280x720-30FPS,640x480-30FPS,320x240-30FPS,160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0/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606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B63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5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2kbit-2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1024-1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6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32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704x480-30FPS,352x240-30FPS,176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0W/POE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6/POE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1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??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05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52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L62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600x1200-15FPS,1280x720-30FPS,800x600-30FPS,640x480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28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6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64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DW</text:p>
          </table:table-cell>
          <table:table-cell office:value-type="string">
            <text:p>Wireless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463</text:p>
          </table:table-cell>
          <table:table-cell/>
          <table:table-cell office:value-type="string">
            <text:p>Motion?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8"/>
        </table:table-row>
        <table:table-row table:style-name="ro1">
          <table:table-cell office:value-type="string">
            <text:p>Pixord</text:p>
          </table:table-cell>
          <table:table-cell office:value-type="string">
            <text:p>P-1401W</text:p>
          </table:table-cell>
          <table:table-cell office:value-type="string">
            <text:p>Video Server</text:p>
          </table:table-cell>
          <table:table-cell office:value-type="string">
            <text:p>Motion?</text:p>
          </table:table-cell>
          <table:table-cell office:value-type="string">
            <text:p>16kbit-4mbi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20x480-30FPS,352x240-30FPS,176x112-30FPS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9"/>
        </table:table-row>
        <table:table-row table:style-name="ro2">
          <table:table-cell office:value-type="string">
            <text:p>Brickcom</text:p>
          </table:table-cell>
          <table:table-cell office:value-type="string">
            <text:p>OB-100A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f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f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f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e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OB-040C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100A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OB-040Ca-73</text:p>
          </table:table-cell>
          <table:table-cell office:value-type="string">
            <text:p>Wireless (802.11)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100A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GOB-040Ca-73</text:p>
          </table:table-cell>
          <table:table-cell office:value-type="string">
            <text:p>3G Camer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,64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8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c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CB-100Ap-04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e-2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40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p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0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FB-130Aa-3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F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e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p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0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D-130Aa-7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1024-15FPS,640x512-15FPS,320x256-15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e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p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MD-100Aa-00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1280x800-30FPS,640x512-15FPS,320x256-15FP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JPEG,MPEG4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p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Brickcom</text:p>
          </table:table-cell>
          <table:table-cell office:value-type="string">
            <text:p>WVS-01Aa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H264,MPEG4,MJPEG</text:p>
          </table:table-cell>
          <table:table-cell/>
          <table:table-cell office:value-type="string">
            <text:p>720x48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table:style-name="ce1" office:value-type="string">
            <text:p>704x480-30FPS,640x480-30FPS,320x240-30FPS,160x120-30FPS</text:p>
          </table:table-cell>
          <table:table-cell table:style-name="ce1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F85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Z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3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5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X570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704x480-30FPS,640x480-30FPS,320x240-30FPS,160x12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S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S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1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M16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M12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MJPEG</text:p>
          </table:table-cell>
          <table:table-cell/>
          <table:table-cell office:value-type="string">
            <text:p>1280x960-15FPS,640x480-30FPS,384x288-30FPS,320x240-30FPS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 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18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20FPS,1280x920-20FPS,1280x800-2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D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CH240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H264,MJPEG</text:p>
          </table:table-cell>
          <table:table-cell/>
          <table:table-cell office:value-type="string">
            <text:p>1920x1440-20FPS,1600x1200-30FPS,1680x1056-30FPS,1920x1080-30FPS,1440x912-30FPS,1280x920-30FPS,1280x800-30FPS,1280x720-30FPS,800x480-30FPS,768x576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2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H164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1280x1024-30FPS,1280x576-30FPS,800x480-30FPS,640x480-30FPS,640x368-30FPS,384x288-30FPS,320x240-30FPS,320x192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4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number-columns-repeated="5"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4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C-RS86N</text:p>
          </table:table-cell>
          <table:table-cell office:value-type="string">
            <text:p>Camera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/>
          <table:table-cell office:value-type="string">
            <text:p>720x480-30FPS,640x480-30FPS,384x288-30FPS,320x240-30FPS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M,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6">
            <text:p>256</text:p>
          </table:table-cell>
          <table:table-cell table:style-name="ce3" office:value-type="float" office:value="64">
            <text:p>64</text:p>
          </table:table-cell>
          <table:table-cell office:value-type="string">
            <text:p>1-24</text:p>
          </table:table-cell>
          <table:table-cell table:number-columns-repeated="2" office:value-type="string">
            <text:p>1-8</text:p>
          </table:table-cell>
          <table:table-cell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P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1E</text:p>
          </table:table-cell>
          <table:table-cell office:value-type="string">
            <text:p>Video Server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0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>
          <table:table-cell office:value-type="string">
            <text:p>Sony</text:p>
          </table:table-cell>
          <table:table-cell office:value-type="string">
            <text:p>SNT-EX154</text:p>
          </table:table-cell>
          <table:table-cell office:value-type="string">
            <text:p>Video Serv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MPEG4,H264,MJPEG</text:p>
          </table:table-cell>
          <table:table-cell table:number-columns-repeated="17"/>
        </table:table-row>
        <table:table-row table:style-name="ro1" table:number-rows-repeated="186">
          <table:table-cell table:number-columns-repeated="2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6"/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 table:number-rows-repeated="1048062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anges" table:style-name="ta1" table:print="false">
        <table:table-column table:style-name="co1" table:default-cell-style-name="ce4"/>
        <table:table-column table:style-name="co15" table:default-cell-style-name="ce4"/>
        <table:table-column table:style-name="co1" table:number-columns-repeated="5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013" table:default-cell-style-name="ce4"/>
        <table:table-row table:style-name="ro1">
          <table:table-cell/>
          <table:table-cell office:value-type="string">
            <text:p>Probe</text:p>
          </table:table-cell>
          <table:table-cell office:value-type="string">
            <text:p>SDK</text:p>
          </table:table-cell>
          <table:table-cell office:value-type="string">
            <text:p>Brightness</text:p>
          </table:table-cell>
          <table:table-cell office:value-type="string">
            <text:p>Contrast</text:p>
          </table:table-cell>
          <table:table-cell office:value-type="string">
            <text:p>Hue</text:p>
          </table:table-cell>
          <table:table-cell office:value-type="string">
            <text:p>Saturation</text:p>
          </table:table-cell>
          <table:table-cell office:value-type="string">
            <text:p>Resolution</text:p>
          </table:table-cell>
          <table:table-cell office:value-type="string">
            <text:p>WhiteBalance</text:p>
          </table:table-cell>
          <table:table-cell office:value-type="string">
            <text:p>MotionZones</text:p>
          </table:table-cell>
          <table:table-cell office:value-type="string">
            <text:p>MotionZoneRanges</text:p>
          </table:table-cell>
          <table:table-cell office:value-type="string">
            <text:p>Top</text:p>
          </table:table-cell>
          <table:table-cell office:value-type="string">
            <text:p>Bottom</text:p>
          </table:table-cell>
          <table:table-cell office:value-type="string">
            <text:p>Right</text:p>
          </table:table-cell>
          <table:table-cell office:value-type="string">
            <text:p>Left</text:p>
          </table:table-cell>
          <table:table-cell office:value-type="string">
            <text:p>MotionSensitivity1</text:p>
          </table:table-cell>
          <table:table-cell office:value-type="string">
            <text:p>MotionSensitivity2</text:p>
          </table:table-cell>
          <table:table-cell office:value-type="string">
            <text:p>MotionSensitivity3</text:p>
          </table:table-cell>
          <table:table-cell table:number-columns-repeated="1004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2</text:p>
          </table:table-cell>
          <table:table-cell table:number-columns-repeated="4" office:value-type="string">
            <text:p>-100-100</text:p>
          </table:table-cell>
          <table:table-cell/>
          <table:table-cell office:value-type="string">
            <text:p>Auto,Hold,Fixed_Outdoor1,Fixed_Outdoor2,Fixed_Indoor,fixed_flour1,fixed_flour2</text:p>
          </table:table-cell>
          <table:table-cell/>
          <table:table-cell table:style-name="Default" table:number-columns-repeated="8"/>
          <table:table-cell table:number-columns-repeated="1004"/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1</text:p>
          </table:table-cell>
          <table:table-cell table:number-columns-repeated="4" office:value-type="string">
            <text:p>0-32</text:p>
          </table:table-cell>
          <table:table-cell office:value-type="string">
            <text:p>qvga,qqvga,vga,sxga,cif,qcif,d1</text:p>
          </table:table-cell>
          <table:table-cell/>
          <table:table-cell office:value-type="string">
            <text:p>3</text:p>
          </table:table-cell>
          <table:table-cell office:value-type="string">
            <text:p>0-320</text:p>
          </table:table-cell>
          <table:table-cell office:value-type="string">
            <text:p>0-239</text:p>
          </table:table-cell>
          <table:table-cell office:value-type="string">
            <text:p>1-240</text:p>
          </table:table-cell>
          <table:table-cell office:value-type="string">
            <text:p>1-352</text:p>
          </table:table-cell>
          <table:table-cell office:value-type="string">
            <text:p>0-351</text:p>
          </table:table-cell>
          <table:table-cell table:number-columns-repeated="3" office:value-type="string">
            <text:p>1-10</text:p>
          </table:table-cell>
          <table:table-cell table:number-columns-repeated="1004"/>
        </table:table-row>
        <table:table-row table:style-name="ro1">
          <table:table-cell office:value-type="string">
            <text:p>ACTi</text:p>
          </table:table-cell>
          <table:table-cell table:number-columns-repeated="8"/>
          <table:table-cell office:value-type="string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Sony</text:p>
          </table:table-cell>
          <table:table-cell table:number-columns-repeated="1021"/>
        </table:table-row>
        <table:table-row table:style-name="ro1">
          <table:table-cell office:value-type="string">
            <text:p>ACTi</text:p>
          </table:table-cell>
          <table:table-cell office:value-type="string">
            <text:p>Firmware, Mac Address, Video Type, Serial ID, Model Number</text:p>
          </table:table-cell>
          <table:table-cell table:number-columns-repeated="1020"/>
        </table:table-row>
        <table:table-row table:style-name="ro1">
          <table:table-cell office:value-type="string">
            <text:p>Axis</text:p>
          </table:table-cell>
          <table:table-cell table:number-columns-repeated="1021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/>
          <table:table-cell office:value-type="string">
            <text:p>Notes:</text:p>
          </table:table-cell>
          <table:table-cell table:number-columns-repeated="1020"/>
        </table:table-row>
        <table:table-row table:style-name="ro1">
          <table:table-cell office:value-type="string">
            <text:p>Axis</text:p>
          </table:table-cell>
          <table:table-cell office:value-type="string">
            <text:p>http://www.axis.com/techsup/cam_servers/dev/cam_http_api.php#api_blocks_motion_detec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Arecont</text:p>
          </table:table-cell>
          <table:table-cell/>
          <table:table-cell office:value-type="string">
            <text:p>Model: </text:p>
          </table:table-cell>
          <table:table-cell office:value-type="string">
            <text:p>/get?model</text:p>
          </table:table-cell>
          <table:table-cell office:value-type="string">
            <text:p>Brightness: </text:p>
          </table:table-cell>
          <table:table-cell office:value-type="string">
            <text:p>/get1?brightness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amera" table:style-name="ta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>
            <text:p>On Camera Motion</text:p>
          </table:table-cell>
          <table:table-cell office:value-type="string">
            <text:p>Notificaiton</text:p>
          </table:table-cell>
        </table:table-row>
        <table:table-row table:style-name="ro1">
          <table:table-cell office:value-type="string">
            <text:p>ACTi</text:p>
          </table:table-cell>
          <table:table-cell office:value-type="string">
            <text:p>Yes</text:p>
          </table:table-cell>
          <table:table-cell office:value-type="string">
            <text:p>TCP</text:p>
          </table:table-cell>
        </table:table-row>
        <table:table-row table:style-name="ro1">
          <table:table-cell office:value-type="string">
            <text:p>Axis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Pixord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Arecont Vision</text:p>
          </table:table-cell>
          <table:table-cell/>
          <table:table-cell office:value-type="string">
            <text:p>TCP</text:p>
          </table:table-cell>
        </table:table-row>
        <table:table-row table:style-name="ro1">
          <table:table-cell office:value-type="string">
            <text:p>Brickcom</text:p>
          </table:table-cell>
          <table:table-cell/>
          <table:table-cell office:value-type="string">
            <text:p>HTTP (TCP in the works)</text:p>
          </table:table-cell>
        </table:table-row>
        <table:table-row table:style-name="ro1">
          <table:table-cell office:value-type="string">
            <text:p>Merit Lilin</text:p>
          </table:table-cell>
          <table:table-cell/>
          <table:table-cell office:value-type="string">
            <text:p>EMAIL</text:p>
          </table:table-cell>
        </table:table-row>
        <table:table-row table:style-name="ro1">
          <table:table-cell office:value-type="string">
            <text:p>Vivotek</text:p>
          </table:table-cell>
          <table:table-cell/>
          <table:table-cell office:value-type="string">
            <text:p>HTT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0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6">
      <number:text>$</number:text>
      <number:number number:decimal-places="2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US$</number:text>
      <number:number number:decimal-places="0" number:min-integer-digits="1" number:grouping="true"/>
      <number:text> </number:text>
    </number:number-style>
    <number:number-style style:name="N150">
      <number:text>(US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US$</number:text>
      <number:number number:decimal-places="0" number:min-integer-digits="1" number:grouping="true"/>
      <number:text> </number:text>
    </number:number-style>
    <number:number-style style:name="N15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US$</number:text>
      <number:number number:decimal-places="2" number:min-integer-digits="1" number:grouping="true"/>
      <number:text> </number:text>
    </number:number-style>
    <number:number-style style:name="N153">
      <number:text>(US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-$</number:text>
      <number:number number:decimal-places="0" number:min-integer-digits="1" number:grouping="true"/>
      <number:text> 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HK$</number:text>
      <number:number number:decimal-places="0" number:min-integer-digits="1" number:grouping="true"/>
      <number:text> </number:text>
    </number:number-style>
    <number:number-style style:name="N164">
      <number:text>(HK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HK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HK$</number:text>
      <number:number number:decimal-places="2" number:min-integer-digits="1" number:grouping="true"/>
      <number:text> </number:text>
    </number:number-style>
    <number:number-style style:name="N167">
      <number:text>(HK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72P0" style:volatile="true">
      <number:text> HK$</number:text>
      <number:number number:decimal-places="0" number:min-integer-digits="1" number:grouping="true"/>
      <number:text> </number:text>
    </number:number-style>
    <number:number-style style:name="N172P1" style:volatile="true">
      <number:text> HK$(</number:text>
      <number:number number:decimal-places="0" number:min-integer-digits="1" number:grouping="true"/>
      <number:text>)</number:text>
    </number:number-style>
    <number:number-style style:name="N172P2" style:volatile="true">
      <number:text> HK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HK$</number:text>
      <number:number number:decimal-places="2" number:min-integer-digits="1" number:grouping="true"/>
      <number:text> </number:text>
    </number:number-style>
    <number:number-style style:name="N176P1" style:volatile="true">
      <number:text> HK$(</number:text>
      <number:number number:decimal-places="2" number:min-integer-digits="1" number:grouping="true"/>
      <number:text>)</number:text>
    </number:number-style>
    <number:number-style style:name="N176P2" style:volatile="true">
      <number:text> HK$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date-style style:name="N183">
      <number:month/>
      <number:text>月</number:text>
      <number:day/>
      <number:text>日</number:text>
    </number:date-style>
    <number:date-style style:name="N185P0" style:volatile="true">
      <number:month/>
      <number:text>/</number:text>
      <number:day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3"/>
    </number:number-style>
    <number:number-style style:name="N187">
      <number:text>US$</number:text>
      <number:number number:decimal-places="0" number:min-integer-digits="1" number:grouping="true"/>
    </number:number-style>
    <number:number-style style:name="N188">
      <number:text>US$</number:text>
      <number:number number:decimal-places="2" number:min-integer-digits="1" number:grouping="true"/>
    </number:number-style>
    <number:currency-style style:name="N189">
      <number:currency-symbol>USD</number:currency-symbol>
      <number:text> </number:text>
      <number:number number:decimal-places="0" number:min-integer-digits="1" number:grouping="true"/>
    </number:currency-style>
    <number:currency-style style:name="N190">
      <number:currency-symbol>USD</number:currency-symbol>
      <number:text> </number:text>
      <number:number number:decimal-places="2" number:min-integer-digits="1" number:grouping="true"/>
    </number:currency-style>
    <number:number-style style:name="N191">
      <number:text>US$</number:text>
      <number:number number:decimal-places="1" number:min-integer-digits="1" number:grouping="true"/>
    </number:number-style>
    <number:currency-style style:name="N193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193"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">
      <number:currency-symbol>USD</number:currency-symbol>
      <number:text> </number:text>
      <number:number number:decimal-places="1" number:min-integer-digits="1" number:grouping="true"/>
    </number:currency-style>
    <number:currency-style style:name="N196P0" style:volatile="true">
      <number:currency-symbol>USD</number:currency-symbol>
      <number:text> </number:text>
      <number:number number:decimal-places="1" number:min-integer-digits="1" number:grouping="true"/>
      <number:text> </number:text>
    </number:currency-style>
    <number:currency-style style:name="N196">
      <number:text>(</number:text>
      <number:currency-symbol>USD</number:currency-symbol>
      <number:text> </number:text>
      <number:number number:decimal-places="1" number:min-integer-digits="1" number:grouping="true"/>
      <number:text>)</number:text>
      <style:map style:condition="value()&gt;=0" style:apply-style-name="N196P0"/>
    </number:currency-style>
    <number:currency-style style:name="N198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time-style style:name="N199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新細明體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14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urtis Hall</meta:initial-creator>
    <meta:creation-date>2010-05-25T12:28:56</meta:creation-date>
    <dc:date>2010-09-15T14:09:06</dc:date>
    <dc:creator>Curtis Hall</dc:creator>
    <meta:editing-duration>PT209H36M21S</meta:editing-duration>
    <meta:editing-cycles>21</meta:editing-cycles>
    <meta:generator>OpenOffice.org/3.2$Linux OpenOffice.org_project/320m12$Build-9483</meta:generator>
    <meta:document-statistic meta:table-count="4" meta:cell-count="3967" meta:object-count="0"/>
  </office:meta>
</office:document-meta>
</file>